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2.473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TODO Trinom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FONCTION/Affichage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_PASSE</text:p>
          </table:table-cell>
          <table:table-cell office:value-type="string" calcext:value-type="string">
            <text:p>RESTE_A_FAIRE</text:p>
          </table:table-cell>
          <table:table-cell table:style-name="Default" office:value-type="string" calcext:value-type="string">
            <text:p>PROGRESSION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inscriptio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]/([.F2]+[.G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login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]/([.F3]+[.G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findUserByMail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4]/([.F4]+[.G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UserRepository</text:p>
          </table:table-cell>
          <table:table-cell office:value-type="string" calcext:value-type="string">
            <text:p>countUser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</text:p>
          </table:table-cell>
          <table:table-cell table:formula="of:=[.F5]/([.F5]+[.G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inscriptio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6]/([.F6]+[.G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loginUtilisateu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7]/([.F7]+[.G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UTH</text:p>
          </table:table-cell>
          <table:table-cell office:value-type="string" calcext:value-type="string">
            <text:p>AuthService</text:p>
          </table:table-cell>
          <table:table-cell office:value-type="string" calcext:value-type="string">
            <text:p>gestionSessio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8]/([.F8]+[.G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ajout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9]/([.F9]+[.G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0]/([.F10]+[.G1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1]/([.F11]+[.G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Utilisateur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2]/([.F12]+[.G1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produitsAutr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13]/([.F13]+[.G1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rechercheNomCategori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4]/([.F14]+[.G1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ajouterIma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5]/([.F15]+[.G1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supprimer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6]/([.F16]+[.G1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ImageProduitRepository</text:p>
          </table:table-cell>
          <table:table-cell office:value-type="string" calcext:value-type="string">
            <text:p>getImages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17]/([.F17]+[.G1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cre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18]/([.F18]+[.G1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modifi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19]/([.F19]+[.G1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supprimerProduit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0]/([.F20]+[.G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ajoutIma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1]/([.F21]+[.G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Service</text:p>
          </table:table-cell>
          <table:table-cell office:value-type="string" calcext:value-type="string">
            <text:p>recuperation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2]/([.F22]+[.G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reerDemande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3]/([.F23]+[.G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Recu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4]/([.F24]+[.G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listerDemandesEnvoyees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5]/([.F25]+[.G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DemandeEchangeRepository</text:p>
          </table:table-cell>
          <table:table-cell office:value-type="string" calcext:value-type="string">
            <text:p>changerStatut()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26]/([.F26]+[.G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creerEchang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27]/([.F27]+[.G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lister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8]/([.F28]+[.G2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Repository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29]/([.F29]+[.G2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ajouterHistorique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0]/([.F30]+[.G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HistoriqueRepository</text:p>
          </table:table-cell>
          <table:table-cell office:value-type="string" calcext:value-type="string">
            <text:p>getHistoriqueProduit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1]/([.F31]+[.G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creerDemandeEchang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7</text:p>
          </table:table-cell>
          <table:table-cell table:formula="of:=[.F32]/([.F32]+[.G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accept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 table:formula="of:=[.F33]/([.F33]+[.G3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ECHANGE</text:p>
          </table:table-cell>
          <table:table-cell office:value-type="string" calcext:value-type="string">
            <text:p>EchangeService</text:p>
          </table:table-cell>
          <table:table-cell office:value-type="string" calcext:value-type="string">
            <text:p>refuserDemande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4]/([.F34]+[.G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Utilisateur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5]/([.F35]+[.G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Service</text:p>
          </table:table-cell>
          <table:table-cell office:value-type="string" calcext:value-type="string">
            <text:p>statsEchanges()</text:p>
          </table:table-cell>
          <table:table-cell office:value-type="string" calcext:value-type="string">
            <text:p>Ayma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</text:p>
          </table:table-cell>
          <table:table-cell table:formula="of:=[.F36]/([.F36]+[.G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uthController</text:p>
          </table:table-cell>
          <table:table-cell office:value-type="string" calcext:value-type="string">
            <text:p>routesLoginRegister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37]/([.F37]+[.G3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ProduitController</text:p>
          </table:table-cell>
          <table:table-cell office:value-type="string" calcext:value-type="string">
            <text:p>routesProduit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8]/([.F38]+[.G3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EchangeController</text:p>
          </table:table-cell>
          <table:table-cell office:value-type="string" calcext:value-type="string">
            <text:p>routesEchanges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</text:p>
          </table:table-cell>
          <table:table-cell table:formula="of:=[.F39]/([.F39]+[.G39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AdminController</text:p>
          </table:table-cell>
          <table:table-cell office:value-type="string" calcext:value-type="string">
            <text:p>routesAdmin()</text:p>
          </table:table-cell>
          <table:table-cell office:value-type="string" calcext:value-type="string">
            <text:p>Tahina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table:formula="of:=[.F40]/([.F40]+[.G4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Login.php</text:p>
          </table:table-cell>
          <table:table-cell office:value-type="string" calcext:value-type="string">
            <text:p>page de login</text:p>
          </table:table-cell>
          <table:table-cell office:value-type="string" calcext:value-type="string">
            <text:p>Noah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acceuil.php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Noah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shop.php</text:p>
          </table:table-cell>
          <table:table-cell office:value-type="string" calcext:value-type="string">
            <text:p>liste des produits</text:p>
          </table:table-cell>
          <table:table-cell office:value-type="string" calcext:value-type="string">
            <text:p>Noah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profil.php</text:p>
          </table:table-cell>
          <table:table-cell office:value-type="string" calcext:value-type="string">
            <text:p>profil ,liste des demandes et liste des produits de l’user</text:p>
          </table:table-cell>
          <table:table-cell office:value-type="string" calcext:value-type="string">
            <text:p>Noah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hisorique.php</text:p>
          </table:table-cell>
          <table:table-cell office:value-type="string" calcext:value-type="string">
            <text:p>historique des échanges de l’user</text:p>
          </table:table-cell>
          <table:table-cell office:value-type="string" calcext:value-type="string">
            <text:p>Noah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ProduitRepository</text:p>
          </table:table-cell>
          <table:table-cell office:value-type="string" calcext:value-type="string">
            <text:p>historique par objet</text:p>
          </table:table-cell>
          <table:table-cell table:number-columns-repeated="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 style:data-style-name="N2" text:time-value="10:11:15.865900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6-02-12T10:25:33.796721678</dc:date>
    <meta:editing-duration>PT4M</meta:editing-duration>
    <meta:editing-cycles>3</meta:editing-cycles>
    <meta:document-statistic meta:table-count="1" meta:cell-count="343" meta:object-count="0"/>
  </office:meta>
</office:document-meta>
</file>